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ad64" officeooo:paragraph-rsid="0004ad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primer ficher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44:31.989000000</meta:creation-date>
    <dc:date>2023-10-16T10:45:41.628000000</dc:date>
    <meta:editing-duration>PT1M10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  <meta:generator>LibreOffice/7.5.7.1$Windows_X86_64 LibreOffice_project/47eb0cf7efbacdee9b19ae25d6752381ede23126</meta:generator>
  </office:meta>
</office:document-meta>
</file>